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8ECC6EEE2CC81DA9F3.png" manifest:media-type="image/png"/>
  <manifest:file-entry manifest:full-path="Pictures/1000020100000225000001862AC482B6C4229625.png" manifest:media-type="image/png"/>
  <manifest:file-entry manifest:full-path="Pictures/100002010000022F0000018ECF186830C614A4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width="5.8228in" svg:height="4.1457in" draw:z-index="0"><draw:image xlink:href="Pictures/100002010000022F0000018ECF186830C614A424.png" xlink:type="simple" xlink:show="embed" xlink:actuate="onLoad"/></draw:frame></text:p>
      <text:p text:style-name="Standard"/>
      <text:p text:style-name="Standard"><draw:frame draw:style-name="fr1" draw:name="Image2" text:anchor-type="paragraph" svg:width="5.7189in" svg:height="4.0626in" draw:z-index="1"><draw:image xlink:href="Pictures/1000020100000225000001862AC482B6C4229625.png" xlink:type="simple" xlink:show="embed" xlink:actuate="onLoad"/></draw:frame></text:p>
      <text:p text:style-name="P1"/>
      <text:p text:style-name="Standard"><draw:frame draw:style-name="fr1" draw:name="Image3" text:anchor-type="paragraph" svg:width="5.7709in" svg:height="4.1457in" draw:z-index="2"><draw:image xlink:href="Pictures/100002010000022A0000018ECC6EEE2CC81DA9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32:51.720703395</meta:creation-date>
    <meta:generator>LibreOffice/5.3.6.1$Linux_X86_64 LibreOffice_project/30$Build-1</meta:generator>
    <dc:date>2018-09-13T12:36:08.411557996</dc:date>
    <meta:editing-duration>PT3M19S</meta:editing-duration>
    <meta:editing-cycles>2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